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squirrel1.lp</text:p>
          </table:table-cell>
          <table:table-cell office:value-type="float" office:value="0.6969"/>
          <table:table-cell office:value-type="float" office:value="0.01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308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0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squirrel10.lp</text:p>
          </table:table-cell>
          <table:table-cell office:value-type="float" office:value="0.709771"/>
          <table:table-cell office:value-type="float" office:value="0.027"/>
          <table:table-cell office:value-type="float" office:value="0.01"/>
          <table:table-cell office:value-type="float" office:value="513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2771"/>
          <table:table-cell office:value-type="float" office:value="0.1523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squirrel11.lp</text:p>
          </table:table-cell>
          <table:table-cell office:value-type="float" office:value="0.716875"/>
          <table:table-cell office:value-type="float" office:value="0.035"/>
          <table:table-cell office:value-type="float" office:value="0.01"/>
          <table:table-cell office:value-type="float" office:value="1025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1875"/>
          <table:table-cell office:value-type="float" office:value="0.15238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squirrel12.lp</text:p>
          </table:table-cell>
          <table:table-cell office:value-type="float" office:value="0.817292"/>
          <table:table-cell office:value-type="float" office:value="0.052"/>
          <table:table-cell office:value-type="float" office:value="0.03"/>
          <table:table-cell office:value-type="float" office:value="2049.0"/>
          <table:table-cell office:value-type="float" office:value="0.0"/>
          <table:table-cell office:value-type="float" office:value="2337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5292"/>
          <table:table-cell office:value-type="float" office:value="0.15238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squirrel13.lp</text:p>
          </table:table-cell>
          <table:table-cell office:value-type="float" office:value="0.912286"/>
          <table:table-cell office:value-type="float" office:value="0.09"/>
          <table:table-cell office:value-type="float" office:value="0.07"/>
          <table:table-cell office:value-type="float" office:value="4097.0"/>
          <table:table-cell office:value-type="float" office:value="0.0"/>
          <table:table-cell office:value-type="float" office:value="2341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22860000000001"/>
          <table:table-cell office:value-type="float" office:value="0.15238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squirrel14.lp</text:p>
          </table:table-cell>
          <table:table-cell office:value-type="float" office:value="0.858311"/>
          <table:table-cell office:value-type="float" office:value="0.147"/>
          <table:table-cell office:value-type="float" office:value="0.12"/>
          <table:table-cell office:value-type="float" office:value="8193.0"/>
          <table:table-cell office:value-type="float" office:value="0.0"/>
          <table:table-cell office:value-type="float" office:value="2342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1311"/>
          <table:table-cell office:value-type="float" office:value="0.15238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squirrel15.lp</text:p>
          </table:table-cell>
          <table:table-cell office:value-type="float" office:value="1.14765"/>
          <table:table-cell office:value-type="float" office:value="0.289"/>
          <table:table-cell office:value-type="float" office:value="0.26"/>
          <table:table-cell office:value-type="float" office:value="16385.0"/>
          <table:table-cell office:value-type="float" office:value="0.0"/>
          <table:table-cell office:value-type="float" office:value="2352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586500000000001"/>
          <table:table-cell office:value-type="float" office:value="0.15238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squirrel16.lp</text:p>
          </table:table-cell>
          <table:table-cell office:value-type="float" office:value="1.35372"/>
          <table:table-cell office:value-type="float" office:value="0.488"/>
          <table:table-cell office:value-type="float" office:value="0.47"/>
          <table:table-cell office:value-type="float" office:value="32769.0"/>
          <table:table-cell office:value-type="float" office:value="0.0"/>
          <table:table-cell office:value-type="float" office:value="2389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572"/>
          <table:table-cell office:value-type="float" office:value="0.15238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squirrel17.lp</text:p>
          </table:table-cell>
          <table:table-cell office:value-type="float" office:value="1.78938"/>
          <table:table-cell office:value-type="float" office:value="0.91"/>
          <table:table-cell office:value-type="float" office:value="0.89"/>
          <table:table-cell office:value-type="float" office:value="65537.0"/>
          <table:table-cell office:value-type="float" office:value="0.0"/>
          <table:table-cell office:value-type="float" office:value="2428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93799999999999"/>
          <table:table-cell office:value-type="float" office:value="0.15238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squirrel18.lp</text:p>
          </table:table-cell>
          <table:table-cell office:value-type="float" office:value="2.56147"/>
          <table:table-cell office:value-type="float" office:value="1.787"/>
          <table:table-cell office:value-type="float" office:value="1.77"/>
          <table:table-cell office:value-type="float" office:value="131073.0"/>
          <table:table-cell office:value-type="float" office:value="0.0"/>
          <table:table-cell office:value-type="float" office:value="2558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447"/>
          <table:table-cell office:value-type="float" office:value="0.15238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squirrel19.lp</text:p>
          </table:table-cell>
          <table:table-cell office:value-type="float" office:value="4.00951"/>
          <table:table-cell office:value-type="float" office:value="3.193"/>
          <table:table-cell office:value-type="float" office:value="3.17"/>
          <table:table-cell office:value-type="float" office:value="262145.0"/>
          <table:table-cell office:value-type="float" office:value="0.0"/>
          <table:table-cell office:value-type="float" office:value="2748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65099999999996"/>
          <table:table-cell office:value-type="float" office:value="0.15238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squirrel2.lp</text:p>
          </table:table-cell>
          <table:table-cell office:value-type="float" office:value="0.841036"/>
          <table:table-cell office:value-type="float" office:value="0.01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3036"/>
          <table:table-cell office:value-type="float" office:value="0.1523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squirrel20.lp</text:p>
          </table:table-cell>
          <table:table-cell office:value-type="float" office:value="8.11087"/>
          <table:table-cell office:value-type="float" office:value="7.148"/>
          <table:table-cell office:value-type="float" office:value="7.13"/>
          <table:table-cell office:value-type="float" office:value="524289.0"/>
          <table:table-cell office:value-type="float" office:value="0.0"/>
          <table:table-cell office:value-type="float" office:value="3242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628700000000006"/>
          <table:table-cell office:value-type="float" office:value="0.15238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squirrel21.lp</text:p>
          </table:table-cell>
          <table:table-cell office:value-type="float" office:value="15.0694"/>
          <table:table-cell office:value-type="float" office:value="13.764"/>
          <table:table-cell office:value-type="float" office:value="13.73"/>
          <table:table-cell office:value-type="float" office:value="1048577.0"/>
          <table:table-cell office:value-type="float" office:value="0.0"/>
          <table:table-cell office:value-type="float" office:value="4066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3054000000000006"/>
          <table:table-cell office:value-type="float" office:value="0.15238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squirrel22.lp</text:p>
          </table:table-cell>
          <table:table-cell office:value-type="float" office:value="29.7091"/>
          <table:table-cell office:value-type="float" office:value="28.009"/>
          <table:table-cell office:value-type="float" office:value="27.99"/>
          <table:table-cell office:value-type="float" office:value="2097153.0"/>
          <table:table-cell office:value-type="float" office:value="0.0"/>
          <table:table-cell office:value-type="float" office:value="5960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700099999999999"/>
          <table:table-cell office:value-type="float" office:value="0.15238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squirrel23.lp</text:p>
          </table:table-cell>
          <table:table-cell office:value-type="float" office:value="54.0314"/>
          <table:table-cell office:value-type="float" office:value="51.494"/>
          <table:table-cell office:value-type="float" office:value="51.47"/>
          <table:table-cell office:value-type="float" office:value="4194305.0"/>
          <table:table-cell office:value-type="float" office:value="0.0"/>
          <table:table-cell office:value-type="float" office:value="9829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.537399999999998"/>
          <table:table-cell office:value-type="float" office:value="0.15238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squirrel24.lp</text:p>
          </table:table-cell>
          <table:table-cell office:value-type="float" office:value="111.684"/>
          <table:table-cell office:value-type="float" office:value="107.644"/>
          <table:table-cell office:value-type="float" office:value="107.62"/>
          <table:table-cell office:value-type="float" office:value="8388609.0"/>
          <table:table-cell office:value-type="float" office:value="0.0"/>
          <table:table-cell office:value-type="float" office:value="17168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.039999999999992"/>
          <table:table-cell office:value-type="float" office:value="0.15239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squirrel25.lp</text:p>
          </table:table-cell>
          <table:table-cell office:value-type="float" office:value="216.613"/>
          <table:table-cell office:value-type="float" office:value="209.397"/>
          <table:table-cell office:value-type="float" office:value="209.38"/>
          <table:table-cell office:value-type="float" office:value="16777217.0"/>
          <table:table-cell office:value-type="float" office:value="0.0"/>
          <table:table-cell office:value-type="float" office:value="32336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216000000000008"/>
          <table:table-cell office:value-type="float" office:value="0.15239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squirrel26.lp</text:p>
          </table:table-cell>
          <table:table-cell office:value-type="float" office:value="447.344"/>
          <table:table-cell office:value-type="float" office:value="433.376"/>
          <table:table-cell office:value-type="float" office:value="433.35"/>
          <table:table-cell office:value-type="float" office:value="33554433.0"/>
          <table:table-cell office:value-type="float" office:value="0.0"/>
          <table:table-cell office:value-type="float" office:value="62138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.968000000000018"/>
          <table:table-cell office:value-type="float" office:value="0.15239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squirrel27.lp</text:p>
          </table:table-cell>
          <table:table-cell office:value-type="float" office:value="871.627"/>
          <table:table-cell office:value-type="float" office:value="843.323"/>
          <table:table-cell office:value-type="float" office:value="843.28"/>
          <table:table-cell office:value-type="float" office:value="67108865.0"/>
          <table:table-cell office:value-type="float" office:value="0.0"/>
          <table:table-cell office:value-type="float" office:value="122603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.303999999999974"/>
          <table:table-cell office:value-type="float" office:value="0.15239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squirrel2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6656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squirrel2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0937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squirrel3.lp</text:p>
          </table:table-cell>
          <table:table-cell office:value-type="float" office:value="0.802349"/>
          <table:table-cell office:value-type="float" office:value="0.02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226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1349"/>
          <table:table-cell office:value-type="float" office:value="0.15238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squirrel3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7606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squirrel4.lp</text:p>
          </table:table-cell>
          <table:table-cell office:value-type="float" office:value="0.846138"/>
          <table:table-cell office:value-type="float" office:value="0.0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61379999999999"/>
          <table:table-cell office:value-type="float" office:value="0.15238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squirrel5.lp</text:p>
          </table:table-cell>
          <table:table-cell office:value-type="float" office:value="0.757646"/>
          <table:table-cell office:value-type="float" office:value="0.017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0646"/>
          <table:table-cell office:value-type="float" office:value="0.15238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squirrel6.lp</text:p>
          </table:table-cell>
          <table:table-cell office:value-type="float" office:value="0.702257"/>
          <table:table-cell office:value-type="float" office:value="0.019"/>
          <table:table-cell office:value-type="float" office:value="0.0"/>
          <table:table-cell office:value-type="float" office:value="33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3257"/>
          <table:table-cell office:value-type="float" office:value="0.1523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squirrel7.lp</text:p>
          </table:table-cell>
          <table:table-cell office:value-type="float" office:value="0.752229"/>
          <table:table-cell office:value-type="float" office:value="0.017"/>
          <table:table-cell office:value-type="float" office:value="0.0"/>
          <table:table-cell office:value-type="float" office:value="65.0"/>
          <table:table-cell office:value-type="float" office:value="0.0"/>
          <table:table-cell office:value-type="float" office:value="2327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5229"/>
          <table:table-cell office:value-type="float" office:value="0.15238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squirrel8.lp</text:p>
          </table:table-cell>
          <table:table-cell office:value-type="float" office:value="0.760307"/>
          <table:table-cell office:value-type="float" office:value="0.02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03069999999999"/>
          <table:table-cell office:value-type="float" office:value="0.1523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squirrel9.lp</text:p>
          </table:table-cell>
          <table:table-cell office:value-type="float" office:value="0.760065"/>
          <table:table-cell office:value-type="float" office:value="0.023"/>
          <table:table-cell office:value-type="float" office:value="0.0"/>
          <table:table-cell office:value-type="float" office:value="257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7065"/>
          <table:table-cell office:value-type="float" office:value="0.15238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M3:.$M32])^2)^0.5" office:value-type="float"/>
          <table:table-cell table:number-matrix-columns-spanned="1" table:number-matrix-rows-spanned="1" table:formula="of:=SUM(([.C3:.C32]-[.$N3:.$N32])^2)^0.5" office:value-type="float"/>
          <table:table-cell table:number-matrix-columns-spanned="1" table:number-matrix-rows-spanned="1" table:formula="of:=SUM(([.D3:.D32]-[.$O3:.$O32])^2)^0.5" office:value-type="float"/>
          <table:table-cell table:number-matrix-columns-spanned="1" table:number-matrix-rows-spanned="1" table:formula="of:=SUM(([.E3:.E32]-[.$P3:.$P32])^2)^0.5" office:value-type="float"/>
          <table:table-cell table:number-matrix-columns-spanned="1" table:number-matrix-rows-spanned="1" table:formula="of:=SUM(([.F3:.F32]-[.$Q3:.$Q32])^2)^0.5" office:value-type="float"/>
          <table:table-cell table:number-matrix-columns-spanned="1" table:number-matrix-rows-spanned="1" table:formula="of:=SUM(([.G3:.G32]-[.$R3:.$R32])^2)^0.5" office:value-type="float"/>
          <table:table-cell table:number-matrix-columns-spanned="1" table:number-matrix-rows-spanned="1" table:formula="of:=SUM(([.H3:.H32]-[.$S3:.$S32])^2)^0.5" office:value-type="float"/>
          <table:table-cell table:number-matrix-columns-spanned="1" table:number-matrix-rows-spanned="1" table:formula="of:=SUM(([.I3:.I32]-[.$T3:.$T32])^2)^0.5" office:value-type="float"/>
          <table:table-cell table:number-matrix-columns-spanned="1" table:number-matrix-rows-spanned="1" table:formula="of:=SUM(([.J3:.J32]-[.$U3:.$U32])^2)^0.5" office:value-type="float"/>
          <table:table-cell table:number-matrix-columns-spanned="1" table:number-matrix-rows-spanned="1" table:formula="of:=SUM(([.K3:.K32]-[.$V3:.$V32])^2)^0.5" office:value-type="float"/>
          <table:table-cell table:number-matrix-columns-spanned="1" table:number-matrix-rows-spanned="1" table:formula="of:=SUM(([.L3:.L32]-[.$W3:.$W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M3:.$M32])" office:value-type="float"/>
          <table:table-cell table:number-matrix-columns-spanned="1" table:number-matrix-rows-spanned="1" table:formula="of:=SUM([.C3:.C32]=[.$N3:.$N32])" office:value-type="float"/>
          <table:table-cell table:number-matrix-columns-spanned="1" table:number-matrix-rows-spanned="1" table:formula="of:=SUM([.D3:.D32]=[.$O3:.$O32])" office:value-type="float"/>
          <table:table-cell table:number-matrix-columns-spanned="1" table:number-matrix-rows-spanned="1" table:formula="of:=SUM([.E3:.E32]=[.$P3:.$P32])" office:value-type="float"/>
          <table:table-cell table:number-matrix-columns-spanned="1" table:number-matrix-rows-spanned="1" table:formula="of:=SUM([.F3:.F32]=[.$Q3:.$Q32])" office:value-type="float"/>
          <table:table-cell table:number-matrix-columns-spanned="1" table:number-matrix-rows-spanned="1" table:formula="of:=SUM([.G3:.G32]=[.$R3:.$R32])" office:value-type="float"/>
          <table:table-cell table:number-matrix-columns-spanned="1" table:number-matrix-rows-spanned="1" table:formula="of:=SUM([.H3:.H32]=[.$S3:.$S32])" office:value-type="float"/>
          <table:table-cell table:number-matrix-columns-spanned="1" table:number-matrix-rows-spanned="1" table:formula="of:=SUM([.I3:.I32]=[.$T3:.$T32])" office:value-type="float"/>
          <table:table-cell table:number-matrix-columns-spanned="1" table:number-matrix-rows-spanned="1" table:formula="of:=SUM([.J3:.J32]=[.$U3:.$U32])" office:value-type="float"/>
          <table:table-cell table:number-matrix-columns-spanned="1" table:number-matrix-rows-spanned="1" table:formula="of:=SUM([.K3:.K32]=[.$V3:.$V32])" office:value-type="float"/>
          <table:table-cell table:number-matrix-columns-spanned="1" table:number-matrix-rows-spanned="1" table:formula="of:=SUM([.L3:.L32]=[.$W3:.$W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X3:.$X32])" office:value-type="float"/>
          <table:table-cell table:number-matrix-columns-spanned="1" table:number-matrix-rows-spanned="1" table:formula="of:=SUM([.C3:.C32]&lt;[.$Y3:.$Y32])" office:value-type="float"/>
          <table:table-cell table:number-matrix-columns-spanned="1" table:number-matrix-rows-spanned="1" table:formula="of:=SUM([.D3:.D32]&lt;[.$Z3:.$Z32])" office:value-type="float"/>
          <table:table-cell table:number-matrix-columns-spanned="1" table:number-matrix-rows-spanned="1" table:formula="of:=SUM([.E3:.E32]&lt;[.$AA3:.$AA32])" office:value-type="float"/>
          <table:table-cell table:number-matrix-columns-spanned="1" table:number-matrix-rows-spanned="1" table:formula="of:=SUM([.F3:.F32]&lt;[.$AB3:.$AB32])" office:value-type="float"/>
          <table:table-cell table:number-matrix-columns-spanned="1" table:number-matrix-rows-spanned="1" table:formula="of:=SUM([.G3:.G32]&lt;[.$AC3:.$AC32])" office:value-type="float"/>
          <table:table-cell table:number-matrix-columns-spanned="1" table:number-matrix-rows-spanned="1" table:formula="of:=SUM([.H3:.H32]&lt;[.$AD3:.$AD32])" office:value-type="float"/>
          <table:table-cell table:number-matrix-columns-spanned="1" table:number-matrix-rows-spanned="1" table:formula="of:=SUM([.I3:.I32]&lt;[.$AE3:.$AE32])" office:value-type="float"/>
          <table:table-cell table:number-matrix-columns-spanned="1" table:number-matrix-rows-spanned="1" table:formula="of:=SUM([.J3:.J32]&lt;[.$AF3:.$AF32])" office:value-type="float"/>
          <table:table-cell table:number-matrix-columns-spanned="1" table:number-matrix-rows-spanned="1" table:formula="of:=SUM([.K3:.K32]&lt;[.$AG3:.$AG32])" office:value-type="float"/>
          <table:table-cell table:number-matrix-columns-spanned="1" table:number-matrix-rows-spanned="1" table:formula="of:=SUM([.L3:.L32]&lt;[.$AH3:.$AH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X3:.$X32])" office:value-type="float"/>
          <table:table-cell table:number-matrix-columns-spanned="1" table:number-matrix-rows-spanned="1" table:formula="of:=SUM([.C3:.C32]&gt;[.$Y3:.$Y32])" office:value-type="float"/>
          <table:table-cell table:number-matrix-columns-spanned="1" table:number-matrix-rows-spanned="1" table:formula="of:=SUM([.D3:.D32]&gt;[.$Z3:.$Z32])" office:value-type="float"/>
          <table:table-cell table:number-matrix-columns-spanned="1" table:number-matrix-rows-spanned="1" table:formula="of:=SUM([.E3:.E32]&gt;[.$AA3:.$AA32])" office:value-type="float"/>
          <table:table-cell table:number-matrix-columns-spanned="1" table:number-matrix-rows-spanned="1" table:formula="of:=SUM([.F3:.F32]&gt;[.$AB3:.$AB32])" office:value-type="float"/>
          <table:table-cell table:number-matrix-columns-spanned="1" table:number-matrix-rows-spanned="1" table:formula="of:=SUM([.G3:.G32]&gt;[.$AC3:.$AC32])" office:value-type="float"/>
          <table:table-cell table:number-matrix-columns-spanned="1" table:number-matrix-rows-spanned="1" table:formula="of:=SUM([.H3:.H32]&gt;[.$AD3:.$AD32])" office:value-type="float"/>
          <table:table-cell table:number-matrix-columns-spanned="1" table:number-matrix-rows-spanned="1" table:formula="of:=SUM([.I3:.I32]&gt;[.$AE3:.$AE32])" office:value-type="float"/>
          <table:table-cell table:number-matrix-columns-spanned="1" table:number-matrix-rows-spanned="1" table:formula="of:=SUM([.J3:.J32]&gt;[.$AF3:.$AF32])" office:value-type="float"/>
          <table:table-cell table:number-matrix-columns-spanned="1" table:number-matrix-rows-spanned="1" table:formula="of:=SUM([.K3:.K32]&gt;[.$AG3:.$AG32])" office:value-type="float"/>
          <table:table-cell table:number-matrix-columns-spanned="1" table:number-matrix-rows-spanned="1" table:formula="of:=SUM([.L3:.L32]&gt;[.$AH3:.$AH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I3:.$AI32])" office:value-type="float"/>
          <table:table-cell table:number-matrix-columns-spanned="1" table:number-matrix-rows-spanned="1" table:formula="of:=SUM([.C3:.C32]=[.$AJ3:.$AJ32])" office:value-type="float"/>
          <table:table-cell table:number-matrix-columns-spanned="1" table:number-matrix-rows-spanned="1" table:formula="of:=SUM([.D3:.D32]=[.$AK3:.$AK32])" office:value-type="float"/>
          <table:table-cell table:number-matrix-columns-spanned="1" table:number-matrix-rows-spanned="1" table:formula="of:=SUM([.E3:.E32]=[.$AL3:.$AL32])" office:value-type="float"/>
          <table:table-cell table:number-matrix-columns-spanned="1" table:number-matrix-rows-spanned="1" table:formula="of:=SUM([.F3:.F32]=[.$AM3:.$AM32])" office:value-type="float"/>
          <table:table-cell table:number-matrix-columns-spanned="1" table:number-matrix-rows-spanned="1" table:formula="of:=SUM([.G3:.G32]=[.$AN3:.$AN32])" office:value-type="float"/>
          <table:table-cell table:number-matrix-columns-spanned="1" table:number-matrix-rows-spanned="1" table:formula="of:=SUM([.H3:.H32]=[.$AO3:.$AO32])" office:value-type="float"/>
          <table:table-cell table:number-matrix-columns-spanned="1" table:number-matrix-rows-spanned="1" table:formula="of:=SUM([.I3:.I32]=[.$AP3:.$AP32])" office:value-type="float"/>
          <table:table-cell table:number-matrix-columns-spanned="1" table:number-matrix-rows-spanned="1" table:formula="of:=SUM([.J3:.J32]=[.$AQ3:.$AQ32])" office:value-type="float"/>
          <table:table-cell table:number-matrix-columns-spanned="1" table:number-matrix-rows-spanned="1" table:formula="of:=SUM([.K3:.K32]=[.$AR3:.$AR32])" office:value-type="float"/>
          <table:table-cell table:number-matrix-columns-spanned="1" table:number-matrix-rows-spanned="1" table:formula="of:=SUM([.L3:.L32]=[.$AS3:.$AS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SUM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